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A99521B59B068DC7.png" manifest:media-type="image/png"/>
  <manifest:file-entry manifest:full-path="Pictures/10000201000000200000002038AE33FB430D25B6.png" manifest:media-type="image/png"/>
  <manifest:file-entry manifest:full-path="Pictures/10000201000000400000004046F9A8997926A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2" svg:font-family="'Lohit Hindi'"/>
    <style:font-face style:name="Ubuntu mono,Fira Code, Source Code Pro, Consolas" svg:font-family="'Ubuntu mono,Fira Code, Source Code Pro, Consolas', Consolas, 'Courier New', monospace"/>
    <style:font-face style:name="F" svg:font-family="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214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397cm" fo:keep-together="always"/>
    </style:style>
    <style:style style:name="Tableau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2.214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Table1" style:family="table">
      <style:table-properties style:width="3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0.991cm"/>
    </style:style>
    <style:style style:name="Table1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officeooo:paragraph-rsid="02643919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29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47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b42e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b45b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305a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45b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text-properties style:font-name="Calibri" fo:font-size="10pt" officeooo:paragraph-rsid="021e6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306f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00d16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12pt" style:font-style-asian="normal" style:font-weight-asian="normal" style:font-size-complex="12pt" style:font-style-complex="normal" style:font-weight-complex="normal" style:text-rotation-angle="270" style:text-rotation-scale="line-height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2fca666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30af4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bdbdbd" style:font-name="Calibri" fo:font-size="4pt" fo:font-style="normal" fo:font-weight="normal" officeooo:rsid="03073cf8" officeooo:paragraph-rsid="030af4f4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424242" style:font-name="Calibri Light" fo:font-size="10pt" fo:font-style="normal" fo:font-weight="250" officeooo:rsid="03073cf8" officeooo:paragraph-rsid="03073c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424242" style:font-name="Calibri Light" fo:font-weight="250" officeooo:paragraph-rsid="0222c841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00d16" style:font-size-asian="10pt" style:font-size-complex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officeooo:rsid="027ee635" style:font-size-complex="10pt"/>
    </style:style>
    <style:style style:name="T10" style:family="text">
      <style:text-properties fo:font-size="10pt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3" style:family="text">
      <style:text-properties officeooo:rsid="012f134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1fb661c"/>
    </style:style>
    <style:style style:name="T17" style:family="text">
      <style:text-properties officeooo:rsid="01fccb97"/>
    </style:style>
    <style:style style:name="T18" style:family="text">
      <style:text-properties officeooo:rsid="021c94cc"/>
    </style:style>
    <style:style style:name="T19" style:family="text">
      <style:text-properties officeooo:rsid="0227e1a4"/>
    </style:style>
    <style:style style:name="T20" style:family="text">
      <style:text-properties officeooo:rsid="02461dd8"/>
    </style:style>
    <style:style style:name="T21" style:family="text">
      <style:text-properties officeooo:rsid="0263ed43"/>
    </style:style>
    <style:style style:name="T22" style:family="text">
      <style:text-properties fo:font-style="normal" officeooo:rsid="00300d16" style:font-style-asian="normal" style:font-style-complex="normal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28462d7"/>
    </style:style>
    <style:style style:name="T26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27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28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style:font-name="Calibri" fo:font-size="10pt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font-name="Calibri" officeooo:rsid="00300d16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color="#61ce3c" style:font-name="Ubuntu mono,Fira Code, Source Code Pro, Consolas" fo:font-size="6.84999990463257pt" fo:background-color="#0c1021" loext:char-shading-value="0"/>
    </style:style>
    <style:style style:name="T33" style:family="text">
      <style:text-properties officeooo:rsid="031522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5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span text:style-name="T14"><text:text-input text:description="&lt;(o.assigned_workcenter_id and o.assigned_workcenter_id.name) or '(Personne)' &gt;">Nom</text:text-input></text:span><text:span text:style-name="T14"><text:s/></text:span>et imprimé le<text:span text:style-name="T31"> </text:span><text:span text:style-name="T31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9"><text:span text:style-name="T12">Ordre de production</text:span> <text:span text:style-name="T11">N°: </text:span><text:span text:style-name="T11"><text:text-input text:description="&lt;o.name&gt;">Order No</text:text-input></text:span></text:p>
          </table:table-cell>
          <table:table-cell table:style-name="Tableau7.B1" office:value-type="string">
            <text:p text:style-name="P17"><text:text-input text:description="&lt;if test=&quot;o.date_planned_start and o.date_planned_finished&quot;&gt;">If</text:text-input></text:p>
            <text:p text:style-name="P36"><text:span text:style-name="T16">Planifié</text:span> <text:span text:style-name="T13">du</text:span> <text:span text:style-name="T6"><text:text-input text:description="&lt;formatLang(o.date_planned_start,date=True)&gt;">Date de début</text:text-input></text:span></text:p>
            <text:p text:style-name="P36"><text:span text:style-name="T17">jusqu'au </text:span><text:span text:style-name="T6"><text:text-input text:description="&lt;formatLang(o.date_planned_finished,date=True)&gt;">Date de fin</text:text-input></text:span></text:p>
            <text:p text:style-name="P15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1">Origine</text:p>
            </table:table-cell>
            <table:table-cell table:style-name="Tableau5.A1" office:value-type="string">
              <text:p text:style-name="P31">Produit</text:p>
            </table:table-cell>
            <table:table-cell table:style-name="Tableau5.C1" office:value-type="string">
              <text:p text:style-name="P32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5"><text:text-input text:description="&lt;o.origin&gt;">Origine</text:text-input></text:p>
          </table:table-cell>
          <table:table-cell table:style-name="Tableau5.A2" office:value-type="string">
            <text:p text:style-name="P23"><text:span text:style-name="T14"><text:text-input text:description="&lt;(o.bom_id and (o.bom_id.name)) or ''&gt;">Code</text:text-input></text:span><text:s/><text:span text:style-name="T18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24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46">BL</text:p>
            </table:table-cell>
            <table:table-cell table:style-name="Tableau4.B1" office:value-type="string">
              <text:p text:style-name="P33">CP</text:p>
            </table:table-cell>
            <table:table-cell table:style-name="Tableau4.B1" office:value-type="string">
              <text:p text:style-name="P34">Client</text:p>
            </table:table-cell>
            <table:table-cell table:style-name="Tableau4.D1" office:value-type="string">
              <text:p text:style-name="P35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<text:text-input text:description="&lt;o.finished_picking_names&gt;">BL</text:text-input></text:p>
          </table:table-cell>
          <table:table-cell table:style-name="Tableau4.B2" office:value-type="string">
            <text:p text:style-name="P26"><text:text-input text:description="&lt;o.partner_id and o.partner_id.zip&gt;">Code postal</text:text-input></text:p>
          </table:table-cell>
          <table:table-cell table:style-name="Tableau4.B2" office:value-type="string">
            <text:p text:style-name="P26"><text:text-input text:description="&lt;o.partner_id and o.partner_id.name&gt;">Client</text:text-input></text:p>
          </table:table-cell>
          <table:table-cell table:style-name="Tableau4.D2" office:value-type="string">
            <text:p text:style-name="P26"><text:text-input text:description="&lt;o.partner_id and o.partner_id.city&gt;">Ville</text:text-input></text:p>
          </table:table-cell>
        </table:table-row>
      </table:table>
      <text:p text:style-name="P19"><text:text-input text:description="&lt;if test=&quot;o.note&quot;&gt;">If</text:text-input></text:p>
      <text:p text:style-name="P30"/>
      <text:p text:style-name="P48"><text:text-input text:description="&lt;format(o.note or '')&gt;">Notes</text:text-input></text:p>
      <text:p text:style-name="P19"><text:text-input text:description="&lt;/if&gt;">Endif</text:text-input></text:p>
      <text:p text:style-name="P4"/>
      <text:p text:style-name="P13"><text:span text:style-name="T26">Début de fabrication </text:span><text:span text:style-name="T27">effectif</text:span><text:span text:style-name="T26"> le </text:span><text:span text:style-name="T28"><text:text-input text:description="&lt;formatLang(o.date_start,date=True)&gt;">date</text:text-input></text:span></text:p>
      <text:p text:style-name="P10"><text:span text:style-name="T21">Livraison planifiée pour le </text:span><text:span text:style-name="T22"><text:text-input text:description="&lt;o.finished_picking_dates&gt;">date de livraison</text:text-inpu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73">Produit</text:p>
            </table:table-cell>
            <table:covered-table-cell/>
            <table:table-cell table:style-name="Tableau1.A1" office:value-type="string">
              <text:p text:style-name="P75"><text:s/><text:span text:style-name="T19">Qté</text:span> </text:p>
            </table:table-cell>
            <table:table-cell table:style-name="Tableau1.A1" office:value-type="string">
              <text:p text:style-name="P76">Unité</text:p>
            </table:table-cell>
            <table:table-cell table:style-name="Tableau1.A1" office:value-type="string">
              <text:p text:style-name="P77">☐</text:p>
            </table:table-cell>
            <table:table-cell table:style-name="Tableau1.A1" office:value-type="string">
              <text:p text:style-name="P74">État <text:span text:style-name="T20">du mouvement</text:span></text:p>
            </table:table-cell>
            <table:table-cell table:style-name="Tableau1.G1" office:value-type="string">
              <text:p text:style-name="P78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69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50"><text:text-input text:description="&lt;if test=&quot;line.pack&quot;&gt;">If</text:text-input></text:p>
            <text:p text:style-name="P61"><draw:frame draw:style-name="fr3" draw:name="images1" text:anchor-type="as-char" svg:y="-0.295cm" svg:width="0.397cm" svg:height="0.397cm" draw:z-index="0"><draw:image xlink:href="Pictures/10000201000000200000002038AE33FB430D25B6.png" xlink:type="simple" xlink:show="embed" xlink:actuate="onLoad" loext:mime-type="image/png"/></draw:frame></text:p>
            <text:p text:style-name="P51"><text:text-input text:description="&lt;/if&gt;">Endif</text:text-input></text:p>
            <text:p text:style-name="P53"><text:text-input text:description="&lt;for each=&quot;level in range(0,line.level)&quot;&gt;">SF</text:text-input></text:p>
            <text:p text:style-name="P86">►</text:p>
            <text:p text:style-name="P54"><text:text-input text:description="&lt;/for&gt;">EF</text:text-input></text:p>
          </table:table-cell>
          <table:table-cell table:style-name="Tableau1.B3" office:value-type="string">
            <text:p text:style-name="P68"><text:text-input text:description="&lt;line.product_id.code&gt;">Référence</text:text-input></text:p>
            <text:p text:style-name="P79"><text:text-input text:description="&lt;line.product_id.name&gt;">Nom</text:text-input></text:p>
            <text:p text:style-name="P55"><text:text-input text:description="&lt;line.manufacturer&gt;">Marque</text:text-input></text:p>
          </table:table-cell>
          <table:table-cell table:style-name="Tableau1.A3" office:value-type="string">
            <text:p text:style-name="P64"><text:text-input text:description="&lt;if test=&quot;not line.received&quot;&gt;">If</text:text-input></text:p>
            <text:p text:style-name="P90"><text:text-input text:description="&lt;formatLang( line.reserved_availability)&gt;">0.00</text:text-input></text:p>
            <text:p text:style-name="P88">⎯⎯⎯⎯⎯⎯⎯⎯⎯⎯⎯⎯⎯⎯⎯⎯⎯⎯⎯⎯⎯⎯⎯⎯⎯⎯⎯⎯</text:p>
            <text:p text:style-name="P80"><text:span text:style-name="T5"><text:text-input text:description="&lt;/if&gt;">Endif</text:text-input></text:span></text:p>
            <text:p text:style-name="P62"><text:text-input text:description="&lt;formatLang( line.product_uom_qty)&gt;">0.00</text:text-input></text:p>
          </table:table-cell>
          <table:table-cell table:style-name="Tableau1.A3" office:value-type="string">
            <text:p text:style-name="P64"><text:span text:style-name="T29"><text:text-input text:description="&lt;if test=&quot;not line.received&quot;&gt;">If</text:text-input></text:span></text:p>
            <text:p text:style-name="P91"><text:span text:style-name="T10"><text:text-input text:description="&lt;line.product_uom and line.product_uom.name&gt;">Uom</text:text-input></text:span></text:p>
            <text:p text:style-name="P89"><text:span text:style-name="T30">⎯⎯⎯⎯⎯⎯⎯⎯⎯⎯⎯⎯⎯⎯⎯⎯⎯⎯⎯⎯⎯⎯⎯⎯</text:span></text:p>
            <text:p text:style-name="P80"><text:span text:style-name="T5"><text:text-input text:description="&lt;/if&gt;">Endif</text:text-input></text:span></text:p>
            <text:p text:style-name="P70"><text:text-input text:description="&lt;line.product_uom and line.product_uom.name&gt;">Uom</text:text-input></text:p>
          </table:table-cell>
          <table:table-cell table:style-name="Tableau1.A3" office:value-type="string">
            <text:p text:style-name="P71"><text:span text:style-name="T23"><text:text-input text:description="&lt;if test=&quot;line.received&quot;&gt;">If</text:text-input></text:span></text:p>
            <text:p text:style-name="P83"><draw:frame draw:style-name="fr2" draw:name="Image1" text:anchor-type="as-char" svg:width="0.4cm" svg:height="0.4cm" draw:z-index="1"><draw:image xlink:href="Pictures/10000201000000400000004046F9A8997926ABED.png" xlink:type="simple" xlink:show="embed" xlink:actuate="onLoad" loext:mime-type="image/png"/></draw:frame></text:p>
            <text:p text:style-name="P82"><text:span text:style-name="T7"><text:text-input text:description="&lt;/if&gt;">Endif</text:text-input></text:span><text:s/></text:p>
            <text:p text:style-name="P63"><text:text-input text:description="&lt;if test=&quot;not line.received&quot;&gt;">If</text:text-input></text:p>
            <text:p text:style-name="P72"><draw:frame draw:style-name="fr1" draw:name="Image2" text:anchor-type="as-char" svg:width="0.4cm" svg:height="0.4cm" draw:z-index="2"><draw:image xlink:href="Pictures/100002010000004000000040A99521B59B068DC7.png" xlink:type="simple" xlink:show="embed" xlink:actuate="onLoad" loext:mime-type="image/png"/></draw:frame></text:p>
            <text:p text:style-name="P81"><text:span text:style-name="T7"><text:text-input text:description="&lt;/if&gt;">Endif</text:text-input></text:span><text:span text:style-name="T15"><text:s/></text:span></text:p>
          </table:table-cell>
          <table:table-cell table:style-name="Tableau1.A3" office:value-type="string">
            <text:p text:style-name="P56"><text:span text:style-name="T33"><text:text-input text:description="&lt;line.reference&gt;">Reference</text:text-input></text:span></text:p>
            <text:p text:style-name="P60"><text:text-input text:description="&lt;line.status&gt;">Statut</text:text-input></text:p>
            <text:p text:style-name="P66"><text:text-input text:description="&lt;if test=&quot;line.product_id.procure_method == 'make_to_stock' &quot;&gt;">If</text:text-input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58"><text:text-input text:description="&lt;line.product_id.loc_rack or '-'&gt;">Rayon</text:text-input></text:p>
                </table:table-cell>
                <table:table-cell table:style-name="Table1.B1" office:value-type="string">
                  <text:p text:style-name="P58"><text:text-input text:description="&lt;line.product_id.loc_row  or '-'&gt;">Rangée</text:text-input></text:p>
                </table:table-cell>
                <table:table-cell table:style-name="Table1.C1" office:value-type="string">
                  <text:p text:style-name="P58"><text:text-input text:description="&lt;line.product_id.loc_case  or '-'&gt;">Casier</text:text-input></text:p>
                </table:table-cell>
              </table:table-row>
            </table:table>
            <text:p text:style-name="P67"><text:text-input text:description="&lt;/if&gt;">Endif</text:text-input></text:p>
          </table:table-cell>
          <table:table-cell table:style-name="Tableau1.G3" office:value-type="string">
            <text:p text:style-name="P84"><text:span text:style-name="T8"><text:text-input text:description="&lt;if test=&quot;line.state == 'done' &quot;&gt;">If</text:text-input></text:span><text:span text:style-name="T24">Terminé</text:span><text:span text:style-name="T8"><text:text-input text:description="&lt;/if&gt;">Endif</text:text-input></text:span></text:p>
          </table:table-cell>
        </table:table-row>
        <table:table-row table:style-name="Tableau1.4">
          <table:table-cell table:style-name="Tableau1.A4" table:number-columns-spanned="6" office:value-type="string">
            <text:p text:style-name="P6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69"/>
          </table:table-cell>
        </table:table-row>
      </table:table>
      <text:p text:style-name="P47"/>
      <text:p text:style-name="P18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42">Produit<text:span text:style-name="T25">s</text:span><text:span text:style-name="T9"> associés à cette commande</text:span></text:p>
            </table:table-cell>
            <table:table-cell table:style-name="Tableau6.A1" office:value-type="string">
              <text:p text:style-name="P45"><text:s/><text:span text:style-name="T19">Qté</text:span> </text:p>
            </table:table-cell>
            <table:table-cell table:style-name="Tableau6.A1" office:value-type="string">
              <text:p text:style-name="P44">Unité</text:p>
            </table:table-cell>
            <table:table-cell table:style-name="Tableau6.A1" office:value-type="string">
              <text:p text:style-name="P43">☐</text:p>
            </table:table-cell>
            <table:table-cell table:style-name="Tableau6.A1" office:value-type="string">
              <text:p text:style-name="P41">État <text:span text:style-name="T20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28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1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0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22"><text:text-input text:description="&lt;move.product_id.code&gt;">Référence</text:text-input></text:p>
            <text:p text:style-name="P37"><text:text-input text:description="&lt;move.product_id.name&gt;">Nom</text:text-input></text:p>
            <text:p text:style-name="P40"><text:text-input text:description="&lt;move.product_id.print_manufacturer()&gt;">Marque</text:text-input></text:p>
          </table:table-cell>
          <table:table-cell table:style-name="Tableau6.B5" table:number-rows-spanned="2" office:value-type="string">
            <text:p text:style-name="P14"><text:text-input text:description="&lt;formatLang( move.product_uom_qty)&gt;">0.00</text:text-input></text:p>
          </table:table-cell>
          <table:table-cell table:style-name="Tableau6.B5" table:number-rows-spanned="2" office:value-type="string">
            <text:p text:style-name="P27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38"/>
          </table:table-cell>
          <table:table-cell table:style-name="Tableau6.B5" office:value-type="string">
            <text:p text:style-name="P11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12"><text:text-input text:description="&lt;move.origin or move.picking_id.origin&gt;">Etat</text:text-input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2" svg:font-family="'Lohit Hindi'"/>
    <style:font-face style:name="Ubuntu mono,Fira Code, Source Code Pro, Consolas" svg:font-family="'Ubuntu mono,Fira Code, Source Code Pro, Consolas', Consolas, 'Courier New', monospace"/>
    <style:font-face style:name="F" svg:font-family="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07T18:35:32.171000000</dc:date>
    <meta:editing-duration>P1DT19H49M2S</meta:editing-duration>
    <meta:editing-cycles>962</meta:editing-cycles>
    <meta:generator>LibreOffice/6.4.1.2$Windows_X86_64 LibreOffice_project/4d224e95b98b138af42a64d84056446d09082932</meta:generator>
    <meta:document-statistic meta:table-count="8" meta:image-count="3" meta:object-count="0" meta:page-count="1" meta:paragraph-count="88" meta:word-count="276" meta:character-count="853" meta:non-whitespace-character-count="794"/>
    <meta:user-defined meta:name="Info 1"/>
    <meta:user-defined meta:name="Info 2"/>
    <meta:user-defined meta:name="Info 3"/>
    <meta:user-defined meta:name="Info 4"/>
  </office:meta>
</office:document-meta>
</file>